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95mm" fo:margin-left="0mm" fo:margin-right="0mm" style:page-number="auto" table:align="margins" style:writing-mode="page"/>
    </style:style>
    <style:style style:name="Таблица1.A" style:family="table-column">
      <style:table-column-properties style:column-width="95mm" style:rel-column-width="65535*"/>
    </style:style>
    <style:style style:name="Таблица1.1" style:family="table-row">
      <style:table-row-properties style:min-row-height="43.59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2.47mm"/>
    </style:style>
    <style:style style:name="Таблица1.3" style:family="table-row">
      <style:table-row-properties style:min-row-height="63.34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94.97mm" fo:margin-left="0mm" fo:margin-right="0.04mm" fo:break-before="page" table:align="margins" style:writing-mode="page"/>
    </style:style>
    <style:style style:name="Таблица3.A" style:family="table-column">
      <style:table-column-properties style:column-width="11.98mm" style:rel-column-width="8263*"/>
    </style:style>
    <style:style style:name="Таблица3.B" style:family="table-column">
      <style:table-column-properties style:column-width="27.98mm" style:rel-column-width="19301*"/>
    </style:style>
    <style:style style:name="Таблица3.C" style:family="table-column">
      <style:table-column-properties style:column-width="49.87mm" style:rel-column-width="34416*"/>
    </style:style>
    <style:style style:name="Таблица3.D" style:family="table-column">
      <style:table-column-properties style:column-width="5.15mm" style:rel-column-width="3555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0.02mm"/>
    </style:style>
    <style:style style:name="Таблица3.3" style:family="table-row">
      <style:table-row-properties style:min-row-height="75.39mm"/>
    </style:style>
    <style:style style:name="Таблица3.4" style:family="table-row">
      <style:table-row-properties style:min-row-height="12.95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5c242a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text-indent="0mm" style:auto-text-indent="false" fo:background-color="transparent" style:writing-mode="page"/>
      <style:text-properties style:font-name="Liberation Serif4" fo:font-size="13pt" fo:font-weight="bold" officeooo:rsid="0174fde9" officeooo:paragraph-rsid="0174fde9" style:font-size-asian="13pt" style:font-weight-asian="bold" style:font-name-complex="Liberation Serif4" style:font-size-complex="13pt"/>
    </style:style>
    <style:style style:name="P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text-align="center" style:justify-single-word="false" fo:orphans="2" fo:widows="2" fo:text-indent="0mm" style:auto-text-indent="false" fo:background-color="transparent" style:writing-mode="page"/>
      <style:text-properties fo:text-transform="uppercase" style:font-name="Liberation Serif4" fo:font-size="13pt" fo:font-weight="bold" officeooo:rsid="0174fde9" officeooo:paragraph-rsid="0174fde9" style:font-size-asian="13pt" style:font-weight-asian="bold" style:font-name-complex="Liberation Serif4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officeooo:paragraph-rsid="01222ec5" style:font-name-complex="Liberation Serif4" style:font-size-complex="10pt"/>
    </style:style>
    <style:style style:name="P11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12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3" style:family="paragraph" style:parent-style-name="Standard">
      <style:paragraph-properties fo:margin-left="0mm" fo:margin-right="0mm" fo:line-height="100%" fo:text-align="start" style:justify-single-word="false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4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15" style:family="paragraph" style:parent-style-name="Text_20_body">
      <style:paragraph-properties fo:margin-left="0mm" fo:margin-right="0mm" fo:margin-top="1.5mm" fo:margin-bottom="0mm" loext:contextual-spacing="false" fo:text-indent="0mm" style:auto-text-indent="false"/>
      <style:text-properties style:font-name="Liberation Serif4" fo:font-size="10pt" fo:font-weight="bold" officeooo:rsid="0174fde9" style:font-size-asian="10pt" style:font-weight-asian="bold" style:font-name-complex="Liberation Serif4" style:font-size-complex="10pt"/>
    </style:style>
    <style:style style:name="P16" style:family="paragraph" style:parent-style-name="Standard">
      <style:paragraph-properties fo:line-height="3.88mm"/>
    </style:style>
    <style:style style:name="P17" style:family="paragraph" style:parent-style-name="Standard">
      <style:text-properties style:font-name="Liberation Serif4" fo:font-size="8pt" style:font-size-asian="8pt" style:font-name-complex="Liberation Serif4" style:font-size-complex="8pt"/>
    </style:style>
    <style:style style:name="P18" style:family="paragraph" style:parent-style-name="Standard">
      <style:paragraph-properties fo:line-height="3.92mm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officeooo:paragraph-rsid="01372d1b"/>
    </style:style>
    <style:style style:name="P21" style:family="paragraph" style:parent-style-name="Standard">
      <style:paragraph-properties fo:margin-top="0mm" fo:margin-bottom="2.12mm" loext:contextual-spacing="false" fo:line-height="3.88mm"/>
      <style:text-properties style:font-name="Liberation Serif4" fo:font-size="8pt" style:font-size-asian="8pt" style:font-name-complex="Liberation Serif4" style:font-size-complex="8pt"/>
    </style:style>
    <style:style style:name="P22" style:family="paragraph" style:parent-style-name="Standard">
      <style:paragraph-properties fo:margin-top="0mm" fo:margin-bottom="2.12mm" loext:contextual-spacing="false" fo:line-height="3.88mm"/>
      <style:text-properties fo:font-size="8pt" style:font-size-asian="8pt" style:font-size-complex="8pt"/>
    </style:style>
    <style:style style:name="P23" style:family="paragraph" style:parent-style-name="Standard">
      <style:paragraph-properties fo:margin-top="0mm" fo:margin-bottom="2.12mm" loext:contextual-spacing="false" fo:line-height="3.88mm"/>
      <style:text-properties fo:font-size="9pt" style:font-size-asian="9pt" style:font-size-complex="9pt"/>
    </style:style>
    <style:style style:name="P24" style:family="paragraph" style:parent-style-name="Standard">
      <style:paragraph-properties fo:line-height="100%" fo:text-align="start" style:justify-single-word="false" style:writing-mode="page">
        <style:tab-stops>
          <style:tab-stop style:position="5.08mm"/>
        </style:tab-stops>
      </style:paragraph-properties>
      <style:text-properties style:font-name="Liberation Serif4" fo:font-size="10pt" officeooo:paragraph-rsid="01222ec5" style:font-size-asian="10pt" style:font-name-complex="Liberation Serif4" style:font-size-complex="10pt"/>
    </style:style>
    <style:style style:name="P25" style:family="paragraph" style:parent-style-name="Standard">
      <style:paragraph-properties fo:line-height="100%" fo:text-align="start" style:justify-single-word="false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6" style:family="paragraph" style:parent-style-name="Standard">
      <style:paragraph-properties fo:line-height="100%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7" style:family="paragraph" style:parent-style-name="Standard">
      <style:paragraph-properties fo:line-height="3.53mm" fo:text-align="center" style:justify-single-word="false" style:writing-mode="page"/>
      <style:text-properties officeooo:paragraph-rsid="01222ec5"/>
    </style:style>
    <style:style style:name="P28" style:family="paragraph" style:parent-style-name="Standard">
      <style:paragraph-properties fo:margin-top="0mm" fo:margin-bottom="0mm" loext:contextual-spacing="false" fo:line-height="3.53mm" fo:text-align="center" style:justify-single-word="false" style:writing-mode="page"/>
      <style:text-properties officeooo:paragraph-rsid="0127d72f"/>
    </style:style>
    <style:style style:name="P29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88mm" fo:text-indent="4.99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/>
    </style:style>
    <style:style style:name="P30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style:page-number="auto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1" style:family="paragraph" style:parent-style-name="Standard">
      <style:paragraph-properties fo:margin-top="3.49mm" fo:margin-bottom="0mm" loext:contextual-spacing="false" fo:line-height="3.88mm" fo:text-align="center" style:justify-single-word="false"/>
      <style:text-properties fo:font-size="10pt" officeooo:paragraph-rsid="01222ec5" style:font-size-asian="10pt" style:font-size-complex="10pt"/>
    </style:style>
    <style:style style:name="P32" style:family="paragraph" style:parent-style-name="Standard">
      <style:paragraph-properties fo:margin-top="1.5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mm" fo:margin-right="0mm" fo:line-height="3.88mm" fo:text-align="start" style:justify-single-word="false" fo:text-indent="2.75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34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5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5" style:family="paragraph" style:parent-style-name="Standard">
      <style:paragraph-properties fo:margin-top="1.99mm" fo:margin-bottom="0mm" loext:contextual-spacing="false" fo:line-height="100%"/>
      <style:text-properties style:font-name="Liberation Serif4" fo:font-size="10pt" fo:font-weight="bold" officeooo:rsid="0174fde9" officeooo:paragraph-rsid="0174fde9" style:font-size-asian="10pt" style:font-weight-asian="bold" style:font-name-complex="Liberation Serif4" style:font-size-complex="10pt" style:font-weight-complex="bold"/>
    </style:style>
    <style:style style:name="P36" style:family="paragraph" style:parent-style-name="Standard">
      <style:paragraph-properties fo:margin-top="2.12mm" fo:margin-bottom="3.53mm" loext:contextual-spacing="false" fo:line-height="3.88mm"/>
    </style:style>
    <style:style style:name="P37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39" style:family="paragraph" style:parent-style-name="Text_20_body" style:master-page-name="Содержание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style:page-number="auto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40" style:family="paragraph" style:parent-style-name="Text_20_body" style:master-page-name="Задний_20_форзац">
      <style:paragraph-properties fo:margin-left="0mm" fo:margin-right="0mm" fo:margin-top="2.12mm" fo:margin-bottom="0mm" loext:contextual-spacing="false" fo:line-height="3.88mm" fo:text-indent="0mm" style:auto-text-indent="false" style:page-number="auto"/>
      <style:text-properties style:font-name="Liberation Serif4" fo:font-size="9pt" officeooo:paragraph-rsid="0156fe5f" style:font-size-asian="9pt" style:font-name-complex="Liberation Serif4" style:font-size-complex="9pt"/>
    </style:style>
    <style:style style:name="P41" style:family="paragraph" style:parent-style-name="Heading_20_3" style:list-style-name="" style:master-page-name="Страница_20_издания">
      <style:paragraph-properties fo:margin-top="0mm" fo:margin-bottom="4.41mm" loext:contextual-spacing="false" fo:line-height="100%" fo:text-align="center" style:justify-single-word="false" style:page-number="auto"/>
      <style:text-properties fo:font-size="10pt" fo:language="en" fo:country="US" officeooo:paragraph-rsid="0156fe5f" style:font-size-asian="10pt" style:font-size-complex="10pt"/>
    </style:style>
    <style:style style:name="P42" style:family="paragraph" style:parent-style-name="Heading_20_8">
      <style:paragraph-properties fo:margin-top="1.5mm" fo:margin-bottom="1.5mm" loext:contextual-spacing="false" fo:line-height="3.88m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4" fo:font-size="8pt" style:font-size-asian="8pt" style:font-name-complex="Liberation Serif4"/>
    </style:style>
    <style:style style:name="T3" style:family="text">
      <style:text-properties style:font-name="Liberation Serif4" fo:font-size="8pt" fo:font-style="italic" style:font-size-asian="8pt" style:font-style-asian="italic" style:font-name-complex="Liberation Serif4"/>
    </style:style>
    <style:style style:name="T4" style:family="text">
      <style:text-properties style:font-name="Liberation Serif4" fo:font-size="9pt" fo:font-style="italic" style:font-size-asian="9pt" style:font-style-asian="italic"/>
    </style:style>
    <style:style style:name="T5" style:family="text">
      <style:text-properties style:font-name="Liberation Serif4" fo:font-size="9pt" fo:font-style="italic" style:font-size-asian="9pt" style:font-style-asian="italic" style:font-name-complex="Liberation Serif4"/>
    </style:style>
    <style:style style:name="T6" style:family="text">
      <style:text-properties style:font-name="Liberation Serif4" fo:font-size="9pt" fo:font-style="italic" style:font-size-asian="9pt" style:font-style-asian="italic" style:font-name-complex="Liberation Serif4" style:font-size-complex="9pt"/>
    </style:style>
    <style:style style:name="T7" style:family="text">
      <style:text-properties style:font-name="Liberation Serif4" fo:font-size="9pt" fo:font-style="italic" fo:font-weight="normal" style:font-size-asian="9pt" style:font-style-asian="italic" style:font-weight-asian="normal" style:font-name-complex="Liberation Serif4" style:font-size-complex="9pt" style:font-weight-complex="normal"/>
    </style:style>
    <style:style style:name="T8" style:family="text">
      <style:text-properties style:font-name="Liberation Serif4" fo:font-size="9pt" fo:language="en" fo:country="US" style:font-size-asian="9pt" style:font-name-complex="Liberation Serif4" style:font-size-complex="9pt"/>
    </style:style>
    <style:style style:name="T9" style:family="text">
      <style:text-properties style:font-name="Liberation Serif4" fo:font-size="9pt" fo:language="en" fo:country="US" fo:font-weight="normal" style:font-size-asian="9pt" style:font-weight-asian="normal" style:font-name-complex="Liberation Serif4" style:font-size-complex="9pt" style:font-weight-complex="normal"/>
    </style:style>
    <style:style style:name="T10" style:family="text">
      <style:text-properties style:font-name="Liberation Serif4" fo:font-size="9pt" style:font-size-asian="9pt"/>
    </style:style>
    <style:style style:name="T11" style:family="text">
      <style:text-properties style:font-name="Liberation Serif4" fo:font-size="9pt" style:font-size-asian="9pt" style:font-name-complex="Liberation Serif4"/>
    </style:style>
    <style:style style:name="T12" style:family="text">
      <style:text-properties style:font-name="Liberation Serif4" fo:font-size="9pt" style:font-size-asian="9pt" style:font-name-complex="Liberation Serif4" style:font-size-complex="9pt"/>
    </style:style>
    <style:style style:name="T13" style:family="text">
      <style:text-properties style:font-name="Liberation Serif4" fo:font-size="9pt" fo:font-weight="normal" style:font-size-asian="9pt" style:font-weight-asian="normal" style:font-name-complex="Liberation Serif4" style:font-size-complex="9pt" style:font-weight-complex="normal"/>
    </style:style>
    <style:style style:name="T14" style:family="text">
      <style:text-properties style:font-name="Liberation Serif4" style:font-name-complex="Liberation Serif4"/>
    </style:style>
    <style:style style:name="T15" style:family="text">
      <style:text-properties style:font-name="Liberation Serif4" fo:language="en" fo:country="US" style:font-name-complex="Liberation Serif4"/>
    </style:style>
    <style:style style:name="T16" style:family="text">
      <style:text-properties style:font-name="Liberation Serif4" fo:font-weight="bold" style:font-weight-asian="bold" style:font-name-complex="Liberation Serif4" style:font-weight-complex="bold"/>
    </style:style>
    <style:style style:name="T17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18" style:family="text">
      <style:text-properties style:font-name="Liberation Serif4" fo:font-size="10pt" style:font-size-asian="10pt" style:font-name-complex="Liberation Serif4" style:font-size-complex="10pt"/>
    </style:style>
    <style:style style:name="T19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20" style:family="text">
      <style:text-properties style:font-name="Liberation Serif4" fo:font-style="italic" style:font-style-asian="italic" style:font-name-complex="Liberation Serif4"/>
    </style:style>
    <style:style style:name="T21" style:family="text">
      <style:text-properties style:text-scale="96%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8">Российская Академия Наук</text:p>
            <text:p text:style-name="P19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8">Авторы</text:p>
          </table:table-cell>
        </table:table-row>
        <table:table-row table:style-name="Таблица1.3">
          <table:table-cell table:style-name="Таблица1.A1" office:value-type="string">
            <text:p text:style-name="P9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6">Москва</text:p>
            <text:p text:style-name="P7"><text:user-field-get style:data-style-name="N0" text:name="год">2019</text:user-field-get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5">УДК 111.82</text:p>
            <text:p text:style-name="P26">ББК 15.56</text:p>
            <text:p text:style-name="P24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1"><text:span text:style-name="T16">В авторской </text:span><text:span text:style-name="T1">редакции</text:span></text:p>
            <text:p text:style-name="P42">Авторы</text:p>
            <text:p text:style-name="P27"><text:span text:style-name="T7">П.С. Гуревич</text:span><text:span text:style-name="T12"> – Введение; Разд. </text:span><text:span text:style-name="T8">I</text:span><text:span text:style-name="T12">, Гл. 1, 2; Разд. </text:span><text:span text:style-name="T8">II</text:span><text:span text:style-name="T12">, Гл. 1; </text:span></text:p>
            <text:p text:style-name="P27"><text:span text:style-name="T12">Разд. </text:span><text:span text:style-name="T8">IV</text:span><text:span text:style-name="T12">, Гл. 1; Заключение <text:line-break/></text:span><text:span text:style-name="T7">Э.М. Спирова</text:span><text:span text:style-name="T9"> </text:span><text:span text:style-name="T13">–</text:span><text:span text:style-name="T12"> Введение; Разд. </text:span><text:span text:style-name="T8">II</text:span><text:span text:style-name="T12">, Гл. 2; Разд. </text:span><text:span text:style-name="T8">III</text:span><text:span text:style-name="T12">, Гл. </text:span><text:span text:style-name="T8">1, </text:span><text:span text:style-name="T12">2; </text:span></text:p>
            <text:p text:style-name="P28"><text:span text:style-name="T12">Разд. </text:span><text:span text:style-name="T8">IV</text:span><text:span text:style-name="T12">, Гл. </text:span><text:span text:style-name="T8">2</text:span><text:span text:style-name="T12">;</text:span><text:span text:style-name="T8"> </text:span><text:span text:style-name="T12">Заключение</text:span></text:p>
            <text:p text:style-name="P32">Рецензенты</text:p>
            <text:p text:style-name="P11"><text:span text:style-name="T11">д-р филос. наук </text:span><text:span text:style-name="T5">Ю.В. Олейников</text:span></text:p>
            <text:p text:style-name="P10"><text:span text:style-name="T10">д-р филос. наук </text:span><text:span text:style-name="T4">С.А. Храпов</text:span>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8">Г 95</text:p>
          </table:table-cell>
          <table:table-cell table:style-name="Таблица3.A1" table:number-columns-spanned="2" office:value-type="string">
            <text:p text:style-name="P5"><text:span text:style-name="T17">Гуревич, П.С. </text:span><text:span text:style-name="T18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19">ISBN</text:span><text:span text:style-name="T18"> 978-5-9540-0305-5.</text:span></text:p>
            <text:p text:style-name="P29"/>
            <text:p text:style-name="P30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34">Книга представляет интерес для научных работников и пре<text:span text:style-name="T21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3">ISBN 978-5-9540-0305-5</text:p>
          </table:table-cell>
          <table:covered-table-cell/>
          <table:table-cell table:style-name="Таблица3.A1" table:number-columns-spanned="2" office:value-type="string">
            <text:p text:style-name="P12">© Гуревич П.С., <text:user-field-get style:data-style-name="N0" text:name="год">2019</text:user-field-get></text:p>
            <text:p text:style-name="P12">© Спирова Э.М., <text:user-field-get style:data-style-name="N0" text:name="год">2019</text:user-field-get></text:p>
            <text:p text:style-name="P13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39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4"/>
      <text:p text:style-name="P37">Contents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h text:style-name="P41" text:outline-level="3"/>
      <text:p text:style-name="P40">Научное издание</text:p>
      <text:p text:style-name="P15">Авторы</text:p>
      <text:p text:style-name="P35">Название</text:p>
      <text:p text:style-name="P36"><text:span text:style-name="T3">Утверждено к печати Ученым советом<text:line-break/>Института философии РАН<text:line-break/></text:span><text:span text:style-name="T2">Художник </text:span><text:span text:style-name="T5">Н.Е. Кожинова</text:span></text:p>
      <text:p text:style-name="P16"><text:span text:style-name="T2">Технический редактор </text:span><text:span text:style-name="T5">Ю.А. Аношина</text:span></text:p>
      <text:p text:style-name="Standard"><text:span text:style-name="T2">Корректор </text:span><text:span text:style-name="T6">А.А. Гусева</text:span></text:p>
      <text:p text:style-name="P21">Лицензия ЛР № 020831 от 12.10.98 г.</text:p>
      <text:p text:style-name="P22"><text:span text:style-name="T14">Подписано в печать с оригинал-макета 21.06.16.<text:line-break/>Формат 60х84 1/16. Печать офсетная. Гарнитура </text:span><text:span text:style-name="T15">Times</text:span><text:span text:style-name="T14"> </text:span><text:span text:style-name="T15">New</text:span><text:span text:style-name="T14"> </text:span><text:span text:style-name="T15">Roman</text:span><text:span text:style-name="T14">.<text:line-break/>Усл. печ. л. 11,0. Уч.-изд. л. 8,72. Тираж 500 экз. Заказ № 14.</text:span></text:p>
      <text:p text:style-name="P22"><text:span text:style-name="T14">Оригинал-макет изготовлен в Институте философии РАН<text:line-break/>Компьютерный набор: </text:span><text:span text:style-name="T20">Т.В. Прохорова</text:span><text:span text:style-name="T14"><text:line-break/>Компьютерная верстка: </text:span><text:span text:style-name="T20">Ю.А. Аношина</text:span></text:p>
      <text:p text:style-name="P17">Отпечатано в ЦОП Института философии РАН<text:line-break/>109240, г. Москва, ул. Гончарная, д. 12, стр. 1</text:p>
      <text:p text:style-name="P23"><text:span text:style-name="T14">Информацию о наших изданиях см. на сайте Института философии<text:line-break/>http://iph.ras.ru/</text:span><text:span text:style-name="T15">arhive</text:span><text:span text:style-name="T14">.</text:span><text:span text:style-name="T15">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IPH Lib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0mm" fo:margin-bottom="37.9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0mm" fo:margin-bottom="5.5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3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4mm" fo:margin-bottom="4.41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4.23m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IPH Lib Serif4" fo:font-family="'IPH Lib Serif'" style:font-family-generic="roman" style:font-pitch="variable" fo:font-size="12pt" fo:language="ru" fo:country="RU" style:font-name-asian="IPH Lib Serif4" style:font-family-asian="'IPH Lib Serif'" style:font-family-generic-asian="roman" style:font-pitch-asian="variable" style:font-size-asian="12pt" style:language-asian="zh" style:country-asian="CN" style:font-name-complex="IPH Lib Serif4" style:font-family-complex="'IPH Lib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IPH Lib Serif'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language-asian="zh" style:country-asian="CN" style:font-name-complex="Times" style:font-family-complex="Times, 'IPH Lib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6mm" fo:margin-right="0mm" fo:line-height="100%" fo:text-align="justify" style:justify-single-word="false" style:register-true="true" fo:text-indent="-6m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4.94mm" fo:margin-bottom="4.94m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variant="normal" fo:text-transform="none" style:use-window-font-color="true" style:font-name="IPH Lib Serif4" fo:font-family="'IPH Lib Serif'" style:font-family-generic="roman" style:font-pitch="variable" fo:font-size="9pt" fo:language="ru" fo:country="RU" fo:font-weight="bold" style:font-name-asian="IPH Lib Serif4" style:font-family-asian="'IPH Lib Serif'" style:font-family-generic-asian="roman" style:font-pitch-asian="variable" style:font-size-asian="10pt" style:font-weight-asian="bold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15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mm" fo:margin-right="0mm" fo:line-height="15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language-asian="zh" style:country-asian="CN" style:font-name-complex="IPH Lib Serif4" style:font-family-complex="'IPH Lib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0.01mm" fo:margin-right="0mm" fo:margin-top="0mm" fo:margin-bottom="2.12mm" loext:contextual-spacing="false" fo:line-height="3.53mm" fo:text-align="justify" style:justify-single-word="false" fo:orphans="2" fo:widows="2" fo:text-indent="7.6mm" style:auto-text-indent="false"/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language-asian="ko" style:country-asian="KR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Liberation_20_Serif" style:display-name="Стиль Заголовок 1 + (латиница) IPH Lib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7mm" fo:margin-right="0mm" fo:margin-top="2.12mm" fo:margin-bottom="0mm" loext:contextual-spacing="false" fo:orphans="2" fo:widows="2" fo:text-indent="0mm" style:auto-text-indent="false"/>
      <style:text-properties style:use-window-font-color="true" style:font-name="IPH Lib Serif4" fo:font-family="'IPH Lib Serif'" style:font-family-generic="roman" style:font-pitch="variable" fo:font-size="10pt" fo:language="ru" fo:country="RU" style:letter-kerning="true" style:font-name-asian="IPH Lib Serif4" style:font-family-asian="'IPH Lib Serif'" style:font-family-generic-asian="roman" style:font-pitch-asian="variable" style:font-size-asian="10pt" style:language-asian="zh" style:country-asian="CN" style:font-name-complex="IPH Lib Serif4" style:font-family-complex="'IPH Lib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7mm" fo:margin-right="0mm" fo:margin-top="0mm" fo:margin-bottom="2.12mm" loext:contextual-spacing="false" fo:text-indent="7m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Liberation_20_Serif_20_12_20_пт" style:display-name="Стиль Заголовок 3 + IPH Lib Serif 12 пт" style:family="paragraph">
      <style:paragraph-properties fo:orphans="2" fo:widows="2"/>
      <style:text-properties style:use-window-font-color="true" style:font-name="IPH Lib Serif4" fo:font-family="'IPH Lib Serif'" style:font-family-generic="roman" style:font-pitch="variable" fo:font-size="12pt" fo:language="ru" fo:country="RU" fo:font-weight="bold" style:font-name-asian="IPH Lib Serif4" style:font-family-asian="'IPH Lib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mm" fo:margin-bottom="4.23mm" loext:contextual-spacing="false" fo:text-align="justify" style:justify-single-word="false" fo:orphans="2" fo:widows="2"/>
      <style:text-properties style:use-window-font-color="true" style:font-name="IPH Lib Serif4" fo:font-family="'IPH Lib Serif'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mm" fo:margin-bottom="0m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mm" fo:margin-right="0mm" fo:line-height="4.23mm" fo:text-align="justify" style:justify-single-word="false" fo:orphans="2" fo:widows="2" fo:text-indent="7mm" style:auto-text-indent="false"/>
      <style:text-properties style:use-window-font-color="true" style:font-name="IPH Lib Serif4" fo:font-family="'IPH Lib Serif'" style:font-family-generic="roman" style:font-pitch="variable" fo:font-size="11pt" fo:language="ru" fo:country="RU" style:font-name-asian="IPH Lib Serif4" style:font-family-asian="'IPH Lib Serif'" style:font-family-generic-asian="roman" style:font-pitch-asian="variable" style:font-size-asian="11pt" style:font-name-complex="IPH Lib Serif4" style:font-family-complex="'IPH Lib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epigraph" style:family="paragraph" style:parent-style-name="Standard">
      <style:paragraph-properties fo:margin-left="60.01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3.88m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3.88m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mm" fo:margin-right="0mm" fo:line-height="3.88mm" fo:orphans="0" fo:widows="0" fo:text-indent="15.01m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2.47mm" fo:margin-bottom="0m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mm" fo:margin-bottom="4.23m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3.88m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mm" fo:margin-right="0mm" fo:line-height="3.88mm" fo:orphans="0" fo:widows="0" fo:text-indent="0m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5.01mm" fo:margin-right="5.01mm" fo:text-indent="0m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2.12mm" fo:margin-bottom="6.35mm" loext:contextual-spacing="false" fo:text-align="center" style:justify-single-word="false"/>
    </style:style>
    <style:style style:name="normal" style:family="paragraph" style:parent-style-name="Standard">
      <style:paragraph-properties fo:margin-left="0mm" fo:margin-right="0mm" fo:text-indent="0m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loext:contextual-spacing="false" fo:line-height="115%" fo:text-indent="7m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line-height="115%" fo:hyphenation-ladder-count="no-limit" fo:text-indent="7m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IPH Lib Serif4" style:font-family-asian="'IPH Lib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mm" fo:margin-right="0mm" style:line-height-at-least="1.76mm" fo:text-align="start" style:justify-single-word="false" fo:hyphenation-ladder-count="no-limit" fo:text-indent="0m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5.01mm" fo:margin-right="5.01mm" fo:line-height="3.88mm" fo:text-indent="0m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mm" fo:margin-right="0mm" fo:line-height="150%" fo:text-indent="12.7m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2.7mm" fo:margin-right="0mm" style:line-height-at-least="1.76mm" fo:text-indent="7m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mm" fo:margin-bottom="2.82m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mm" fo:margin-right="0mm" fo:margin-top="2.12mm" fo:margin-bottom="2.12mm" loext:contextual-spacing="false" fo:line-height="3.53mm" fo:text-align="center" style:justify-single-word="false" fo:text-indent="0mm" style:auto-text-indent="false">
        <style:tab-stops>
          <style:tab-stop style:position="120.02m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mm" fo:margin-right="19.81mm" fo:line-height="3.35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5.01mm" fo:margin-right="5.01mm" fo:text-indent="0m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0.01mm" fo:margin-right="0mm" fo:margin-top="2.75mm" fo:margin-bottom="2.75mm" loext:contextual-spacing="true" fo:line-height="3.88mm" fo:text-align="start" style:justify-single-word="false" fo:text-indent="0m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3.53mm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mm" fo:margin-bottom="0mm" loext:contextual-spacing="false" fo:line-height="4.23m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IPH Lib Serif4" style:font-family-asian="'IPH Lib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IPH Lib Serif5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4" fo:font-family="'IPH Lib Serif'" style:font-family-generic="roman" style:font-pitch="variable" fo:font-style="italic" style:font-style-asian="italic" style:font-name-complex="IPH Lib Serif4" style:font-family-complex="'IPH Lib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IPH Lib Serif4" fo:font-family="'IPH Lib Serif'" style:font-family-generic="roman" style:font-pitch="variable" style:text-underline-style="none" style:font-name-complex="IPH Lib Serif4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IPH Lib Serif4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IPH Lib Serif4" fo:font-family="'IPH Lib Serif'" style:font-family-generic="roman" style:font-pitch="variable" fo:font-size="10pt" fo:language="ru" fo:country="RU" style:font-size-asian="10pt" style:font-name-complex="IPH Lib Serif4" style:font-family-complex="'IPH Lib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IPH Lib Serif4" style:font-family-asian="'IPH Lib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IPH Lib Serif4" fo:font-family="'IPH Lib Serif'" style:font-family-generic="roman" style:font-pitch="variable" fo:font-size="24pt" fo:language="none" fo:country="none" fo:font-weight="bold" style:letter-kerning="true" style:font-size-asian="24pt" style:font-weight-asian="bold" style:font-name-complex="IPH Lib Serif4" style:font-family-complex="'IPH Lib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IPH Lib Serif5" fo:font-family="'IPH Lib Serif'" style:font-style-name="Обычный" style:font-family-generic="roman" style:font-pitch="variable" fo:font-size="11pt" fo:letter-spacing="0.14m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0.01m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5.4mm" fo:text-indent="24.61mm" fo:margin-left="25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8.1mm" fo:text-indent="11.91mm" fo:margin-left="38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0.8mm" fo:text-indent="-0.79mm" fo:margin-left="50.8m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3.5mm" fo:text-indent="-13.49mm" fo:margin-left="63.5m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6.2mm" fo:text-indent="-26.19mm" fo:margin-left="76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8.9mm" fo:text-indent="-38.89mm" fo:margin-left="88.9m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1.6mm" fo:text-indent="-51.59mm" fo:margin-left="101.6m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4.3mm" fo:text-indent="-64.29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19.84mm" fo:margin-left="69.85m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0m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5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35.01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2">
      <style:page-layout-properties fo:page-width="229.01mm" fo:page-height="135.01mm" style:num-format="1" style:print-orientation="landscape" fo:margin-top="20mm" fo:margin-bottom="2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35.01mm" fo:page-height="185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85mm" fo:page-height="135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7"/>
    <style:master-page style:name="Задний_20_форзац" style:display-name="Задний форзац" style:page-layout-name="Mpm8"/>
    <style:master-page style:name="Footnote" style:page-layout-name="Mpm9"/>
    <style:master-page style:name="Index" style:page-layout-name="Mpm10"/>
    <style:master-page style:name="Страница_20_издания" style:display-name="Страница издания" style:page-layout-name="Mpm11">
      <style:footer>
        <text:p text:style-name="MP2"><text:page-number text:select-page="current">5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2"/>
    <style:master-page style:name="HTML" style:page-layout-name="Mpm13"/>
    <style:master-page style:name="Landscape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51:12.039000911</meta:creation-date>
    <meta:generator>LibreOffice/6.1.4.2$Linux_X86_64 LibreOffice_project/9d0f32d1f0b509096fd65e0d4bec26ddd1938fd3</meta:generator>
    <meta:editing-duration>PT9M36S</meta:editing-duration>
    <meta:editing-cycles>4</meta:editing-cycles>
    <dc:date>2019-04-03T22:09:25.347971915</dc:date>
    <meta:document-statistic meta:table-count="2" meta:image-count="0" meta:object-count="0" meta:page-count="6" meta:paragraph-count="42" meta:word-count="292" meta:character-count="1998" meta:non-whitespace-character-count="1735"/>
  </office:meta>
</office:document-meta>
</file>